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section text:style-name="Sect1" text:name="Section1">
        <text:p text:style-name="Standard">%#include AL/protocoles/infoProtocole#%</text:p>
        <text:p text:style-name="Standard">%#include AL/protocoles/paiementDirect/infoProtocolePaiementDirect#%</text:p>
        <text:p text:style-name="Text_20_body"/>
      </text:section>
      <text:p text:style-name="Text_20_body">%#include AL/protocoles/statistiques#%</text:p>
      <text:p text:style-name="Text_20_body">%#include AL/protocoles/diagnostiqu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99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%#include AL_entete#%</text:p>
      </style:header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0-07T14:18:54</meta:creation-date>
    <dc:creator>Julien TSCHAPPAT</dc:creator>
    <dc:date>2011-08-16T09:19:50</dc:date>
    <meta:editing-cycles>71</meta:editing-cycles>
    <meta:editing-duration>PT59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0" meta:character-count="207"/>
  </office:meta>
</office:document-meta>
</file>